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 00-- ---t tttt dddd dhhh hh00 0000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string" calcext:value-type="string">
            <text:p>0000 00-- ---t tttt dddd dhhh hh00 0010</text:p>
          </table:table-cell>
          <table:table-cell office:value-type="string" calcext:value-type="string">
            <text:p>SRL</text:p>
          </table:table-cell>
        </table:table-row>
        <table:table-row table:style-name="ro1">
          <table:table-cell office:value-type="string" calcext:value-type="string">
            <text:p>0000 00ss sss0 0000 0000 0000 0000 1000</text:p>
          </table:table-cell>
          <table:table-cell office:value-type="string" calcext:value-type="string">
            <text:p>JR</text:p>
          </table:table-cell>
        </table:table-row>
        <table:table-row table:style-name="ro1">
          <table:table-cell office:value-type="string" calcext:value-type="string">
            <text:p>0000 00ss ssst tttt dddd d000 0010 0000 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0000 00ss ssst tttt dddd d000 0010 001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0000 00ss ssst tttt dddd d000 0010 0100 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000 00ss ssst tttt dddd d000 0010 0101 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0000 00ss ssst tttt dddd d000 0010 1010</text:p>
          </table:table-cell>
          <table:table-cell office:value-type="string" calcext:value-type="string">
            <text:p>SLT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0000 11ii iiii iiii iiii iiii iiii iiii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0001 00ss ssst tttt iiii iiii iiii iiii 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001 01ss ssst tttt iiii iiii iiii iiii 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010 00ss ssst tttt iiii iiii iiii iiii </text:p>
          </table:table-cell>
          <table:table-cell office:value-type="string" calcext:value-type="string">
            <text:p>ADDI</text:p>
          </table:table-cell>
        </table:table-row>
        <table:table-row table:style-name="ro1">
          <table:table-cell office:value-type="string" calcext:value-type="string">
            <text:p>1000 11ss ssst tttt iiii iiii iiii iiii </text:p>
          </table:table-cell>
          <table:table-cell office:value-type="string" calcext:value-type="string">
            <text:p>LW</text:p>
          </table:table-cell>
        </table:table-row>
        <table:table-row table:style-name="ro1">
          <table:table-cell office:value-type="string" calcext:value-type="string">
            <text:p>1010 11ss ssst tttt iiii iiii iiii iiii</text:p>
          </table:table-cell>
          <table:table-cell office:value-type="string" calcext:value-type="string">
            <text:p>S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20:20:16.33184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0:18:57.544566099</meta:creation-date>
    <dc:date>2019-11-08T20:20:45.329829811</dc:date>
    <meta:editing-duration>PT12H58M47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